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0.9677in" svg:y="1.9949in">
            <draw:object draw:notify-on-update-of-ranges="wykres.A1:wykres.A1 wykres.A2:wykres.A25 wykres.B1:wykres.B1 wykres.B2:wykres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Godzina</text:p>
          </table:table-cell>
          <table:table-cell office:value-type="string" calcext:value-type="string">
            <text:p>Śr. temperatura</text:p>
          </table:table-cell>
        </table:table-row>
        <table:table-row table:style-name="ro1">
          <table:table-cell office:value-type="string" calcext:value-type="string">
            <text:p>00:00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7.24" calcext:value-type="float">
            <text:p>7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11:55:53.715144928</dc:date>
    <meta:editing-duration>PT1M16S</meta:editing-duration>
    <meta:editing-cycles>1</meta:editing-cycles>
    <meta:document-statistic meta:table-count="1" meta:cell-count="5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56cm" svg:y="0.316cm" chart:style-name="ch2">
          <text:p>Średnia temperatura w danym roku z podziałem na godziny</text:p>
        </chart:title>
        <chart:legend chart:legend-position="end" svg:x="12.275cm" svg:y="4.201cm" style:legend-expansion="high" chart:style-name="ch3"/>
        <chart:plot-area chart:style-name="ch4" table:cell-range-address="wykres.A1:wykres.B25" chart:data-source-has-labels="both" svg:x="1.331cm" svg:y="1.275cm" svg:width="10.624cm" svg:height="6.564cm">
          <chart:coordinate-region svg:x="2.072cm" svg:y="1.474cm" svg:width="9.883cm" svg:height="5.235cm"/>
          <chart:axis chart:dimension="x" chart:name="primary-x" chart:style-name="ch5" chartooo:axis-type="auto">
            <chartooo:date-scale/>
            <chart:title svg:x="5.977cm" svg:y="8.019cm" chart:style-name="ch6">
              <text:p>Godzina</text:p>
            </chart:title>
            <chart:categories table:cell-range-address="wykres.A2:wykres.A25"/>
          </chart:axis>
          <chart:axis chart:dimension="y" chart:name="primary-y" chart:style-name="ch5">
            <chart:title svg:x="0.451cm" svg:y="6.096cm" chart:style-name="ch7">
              <text:p>Średnia temperatura</text:p>
            </chart:title>
            <chart:grid chart:style-name="ch8" chart:class="major"/>
          </chart:axis>
          <chart:series chart:style-name="ch9" chart:values-cell-range-address="wykres.B2:wykres.B25" chart:label-cell-address="wykres.B1:wykres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. temperatura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</text:p>
                <draw:g>
                  <svg:desc>wykres.A2:wykres.A25</svg:desc>
                </draw:g>
              </table:table-cell>
              <table:table-cell office:value-type="float" office:value="7.08">
                <text:p>7.08</text:p>
                <draw:g>
                  <svg:desc>wykres.B2:wykres.B25</svg:desc>
                </draw:g>
              </table:table-cell>
            </table:table-row>
            <table:table-row>
              <table:table-cell office:value-type="string">
                <text:p>01: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02:0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03:00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04: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05:00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06:00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07:00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08:0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09:0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7.24">
                <text:p>7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